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70000003EF1EEAE82D3458150.png" manifest:media-type="image/png"/>
  <manifest:file-entry manifest:full-path="Pictures/100002010000004B0000002837FB7002BAC8EB95.png" manifest:media-type="image/png"/>
  <manifest:file-entry manifest:full-path="Pictures/100002010000014C0000006055BDD8EC65ECC0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ly Family 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ecember 2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view of last week</text:p>
                <text:list>
                  <text:list-item>
                    <text:p>What did and didn’t work?</text:p>
                  </text:list-item>
                  <text:list-item>
                    <text:p>Ohms law</text:p>
                  </text:list-item>
                </text:list>
              </text:list-item>
              <text:list-item>
                <text:p>This week: Pressure</text:p>
              </text:list-item>
              <text:list-item>
                <text:p>Next week: Rube Goldberg mach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st wee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hms Law</text:p>
              </text:list-item>
              <text:list-item>
                <text:p>Power</text:p>
              </text:list-item>
              <text:list-item>
                <text:p>Solar power</text:p>
              </text:list-item>
              <text:list-item>
                <text:p>Mo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ss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ce over an area</text:p>
              </text:list-item>
              <text:list-item>
                <text:p>Units</text:p>
                <text:list>
                  <text:list-item>
                    <text:p>Psi</text:p>
                  </text:list-item>
                  <text:list-item>
                    <text:p>InHg</text:p>
                  </text:list-item>
                  <text:list-item>
                    <text:p>Pascal</text:p>
                  </text:list-item>
                  <text:list-item>
                    <text:p>Bar</text:p>
                  </text:list-item>
                </text:list>
              </text:list-item>
              <text:list-item>
                <text:p>Examples</text:p>
              </text:list-item>
              <text:list-item>
                <text:p>Gauge vs Absolu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Calculation</text:p>
          </draw:text-box>
        </draw:frame>
        <draw:frame draw:style-name="gr2" draw:text-style-name="P2" draw:layer="layout" svg:width="8.626cm" svg:height="2.032cm" svg:x="6.868cm" svg:y="11.43cm">
          <draw:image xlink:href="Pictures/10000201000001070000003EF1EEAE82D3458150.png" xlink:type="simple" xlink:show="embed" xlink:actuate="onLoad">
            <text:p/>
          </draw:image>
        </draw:frame>
        <draw:frame presentation:style-name="pr5" draw:layer="layout" svg:width="25.199cm" svg:height="12.179cm" svg:x="1.296cm" svg:y="5.097cm" presentation:class="outline" presentation:user-transformed="true">
          <draw:text-box>
            <text:list text:style-name="L2">
              <text:list-item>
                <text:p>A car weighs 2 tons</text:p>
              </text:list-item>
              <text:list-item>
                <text:p>A jack has an actuator of 4 inch diameter</text:p>
              </text:list-item>
              <text:list-item>
                <text:p>How much pressure is required to lift the car?</text:p>
              </text:list-item>
              <text:list-item>
                <text:p>Given definition of force over area</text:p>
                <text:list>
                  <text:list-item>
                    <text:p>Force: </text:p>
                  </text:list-item>
                  <text:list-item>
                    <text:p>Area of a circle: <text:s/></text:p>
                  </text:list-item>
                  <text:list-item>
                    <text:p>Pressure =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.86cm" svg:height="1.525cm" svg:x="11.11cm" svg:y="13.207cm">
          <draw:image xlink:href="Pictures/100002010000004B0000002837FB7002BAC8EB95.png" xlink:type="simple" xlink:show="embed" xlink:actuate="onLoad">
            <text:p/>
          </draw:image>
        </draw:frame>
        <draw:frame draw:style-name="gr2" draw:text-style-name="P2" draw:layer="layout" svg:width="6.339cm" svg:height="1.832cm" svg:x="9.144cm" svg:y="14.932cm">
          <draw:image xlink:href="Pictures/100002010000014C0000006055BDD8EC65ECC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Uplifting Experi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to lift ~100 lbs with a vacuum clea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culate the Press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uter diameter area less inner diameter</text:p>
              </text:list-item>
              <text:list-item>
                <text:p>Force: <text:s/>Weight of staff memb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Dunaway</meta:initial-creator>
    <meta:creation-date>2016-11-24T17:18:35.927103000</meta:creation-date>
    <dc:date>2016-12-01T18:17:58.303000000</dc:date>
    <dc:creator>Fred Dunaway</dc:creator>
    <meta:editing-duration>PT30M58S</meta:editing-duration>
    <meta:editing-cycles>5</meta:editing-cycles>
    <meta:generator>LibreOffice/5.2.3.3$Windows_x86 LibreOffice_project/d54a8868f08a7b39642414cf2c8ef2f228f780cf</meta:generator>
    <meta:document-statistic meta:object-count="52"/>
  </office:meta>
</office:document-meta>
</file>